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officeooo:paragraph-rsid="001f54ab"/>
    </style:style>
    <style:style style:name="P2"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paragraph-properties fo:margin-left="0cm" fo:margin-right="8.999cm" fo:text-indent="0cm" style:auto-text-indent="false"/>
      <style:text-properties officeooo:paragraph-rsid="001f54ab"/>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Roman" fo:font-size="10pt" style:font-name-asian="Times-Roman" style:font-size-asian="10pt" style:font-name-complex="Times-Roman" style:font-size-complex="10pt"/>
    </style:style>
    <style:style style:name="P6" style:family="paragraph" style:parent-style-name="Title" style:master-page-name="Artikel">
      <style:paragraph-properties style:page-number="auto"/>
    </style:style>
    <style:style style:name="P7" style:family="paragraph" style:parent-style-name="Sektion">
      <style:text-properties officeooo:paragraph-rsid="001f54ab"/>
    </style:style>
    <style:style style:name="P8" style:family="paragraph" style:parent-style-name="Sektion">
      <style:paragraph-properties fo:margin-left="0cm" fo:margin-right="8.999cm" fo:text-indent="0cm" style:auto-text-indent="false"/>
      <style:text-properties officeooo:paragraph-rsid="001f54ab"/>
    </style:style>
    <style:style style:name="P9" style:family="paragraph" style:parent-style-name="Abstract">
      <style:text-properties officeooo:paragraph-rsid="001d794e"/>
    </style:style>
    <style:style style:name="P10" style:family="paragraph" style:parent-style-name="Absatz_20__28_erster_29_">
      <style:text-properties officeooo:paragraph-rsid="001f54ab"/>
    </style:style>
    <style:style style:name="P11" style:family="paragraph" style:parent-style-name="Absatz_20__28_erster_29_">
      <style:text-properties officeooo:paragraph-rsid="001f54ab" fo:background-color="#ffff00"/>
    </style:style>
    <style:style style:name="P12" style:family="paragraph" style:parent-style-name="Absatz_20__28_erster_29_">
      <style:text-properties style:use-window-font-color="true" style:font-name="Times-Roman" fo:font-size="10pt" officeooo:paragraph-rsid="001f54ab" style:font-name-asian="Times-Roman" style:font-size-asian="10pt" style:font-name-complex="Times-Roman" style:font-size-complex="10pt"/>
    </style:style>
    <style:style style:name="P13"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4" style:family="paragraph" style:parent-style-name="Absatz_20__28_erster_29_" style:list-style-name="L1">
      <style:text-properties officeooo:paragraph-rsid="001f54ab"/>
    </style:style>
    <style:style style:name="T1" style:family="text">
      <style:text-properties style:font-name="Times New Roman" fo:font-size="12pt" fo:language="de" fo:country="DE" officeooo:rsid="001d794e" style:font-size-asian="10.5pt"/>
    </style:style>
    <style:style style:name="T2" style:family="text">
      <style:text-properties style:font-name="Times New Roman" fo:font-size="10pt" fo:language="de" fo:country="DE" officeooo:rsid="001f54ab" fo:background-color="#ffff00" style:font-size-asian="10.5pt"/>
    </style:style>
    <style:style style:name="T3" style:family="text">
      <style:text-properties style:font-name="Times New Roman" fo:font-size="10pt" fo:language="de" fo:country="DE" officeooo:rsid="001f54ab" style:font-size-asian="10.5pt"/>
    </style:style>
    <style:style style:name="T4" style:family="text">
      <style:text-properties officeooo:rsid="001f54ab"/>
    </style:style>
    <style:style style:name="T5" style:family="text">
      <style:text-properties style:use-window-font-color="true" style:font-name="Times-Roman" fo:font-size="10pt" officeooo:rsid="001f54ab" style:font-name-asian="Times-Roman" style:font-size-asian="10pt" style:font-name-complex="Times-Roman" style:font-size-complex="10pt"/>
    </style:style>
    <style:style style:name="T6"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7" style:family="text">
      <style:text-properties fo:background-color="#9999ff"/>
    </style:style>
    <style:style style:name="T8"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6"><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9"><text:span text:style-name="T1">I've heard more than once that hell will simply break loose if somebody uses the C# keyword "dynamic". Another interpretation of the same rule says that god will kill a kitten for each usage... and if I'm not that scared of the first one... kittens... damn. To be honest, since its introduction (2009) in the 4th version of the .NET Framework, I tried to spare the lovely kittens... until last year. Since then, if those balls of fur really do get in trouble when I use dynamics ; well, I'm going to be in trouble with the PETA very soon.</text:span></text:p>
      <text:p text:style-name="P7"><text:span text:style-name="T4">Dynamics?</text:span></text:p>
      <text:p text:style-name="P10"><text:span text:style-name="T4">Let's backtrack a little bit. C# is a statically typed language, so what's that 'dynamic' I'm talking about?</text:span></text:p>
      <text:p text:style-name="P10"><text:span text:style-name="T4"/></text:p>
      <text:p text:style-name="P10"><text:span text:style-name="T4">C# is indeed a statically typed language. The language expresses type restrictions that can be verified and validated at compile time. For example, the following code does not compile. The compiler notices that the "++" operator cannot be applied to operands of type 'string' and throws an error:</text:span></text:p>
      <text:p text:style-name="P10"><text:span text:style-name="T4"/></text:p>
      <text:p text:style-name="P11"><text:span text:style-name="T4">string lang = "C#";</text:span></text:p>
      <text:p text:style-name="P11"><text:span text:style-name="T4">lang++;</text:span></text:p>
      <text:p text:style-name="P10"><text:span text:style-name="T4"/></text:p>
      <text:p text:style-name="P10"><text:span text:style-name="T4">Similarly, unless we define such an extension function, the following will not compile either since the compiler will not find any definition of a 'ToUpper' method accepting a first argument of type 'int':</text:span></text:p>
      <text:p text:style-name="P10"><text:span text:style-name="T4"/></text:p>
      <text:p text:style-name="P11"><text:span text:style-name="T4">int zeAnswer = 42;</text:span></text:p>
      <text:p text:style-name="P11"><text:span text:style-name="T4">zeAnswer.ToUpper();</text:span></text:p>
      <text:p text:style-name="P10"><text:span text:style-name="T4"/></text:p>
      <text:p text:style-name="P10"><text:span text:style-name="T4">Now try replacing the 'string' and 'int' types with 'dynamic' and you should notice the compiler instantly smiling back at you with no errors to notify. With dynamic typing, the type-safety is determined at </text:span><text:soft-page-break/><text:span text:style-name="T4">runtime. Thus, if the examples above compile, they will also spectacularly crash once you try to execute them anyway.</text:span></text:p>
      <text:p text:style-name="P7"><text:span text:style-name="T4">Let's consider the following examples[scotthanselmansblogpost]:</text:span></text:p>
      <text:p text:style-name="P10"><text:span text:style-name="T4"/></text:p>
      <text:p text:style-name="P2">Calculator calc = GetCalculator();</text:p>
      <text:p text:style-name="P2">int sum = calc.Add(10, 20);</text:p>
      <text:p text:style-name="P1"><text:span text:style-name="T4"/></text:p>
      <text:p text:style-name="P1"><text:span text:style-name="T4">What about using the type 'object' instead of Calulator? In this case, the compiler does not know that an "Add" function exists, thus cannot allow us to call it. We have to use reflection to get to the member and invoke it, using that way less clean syntax below:</text:span></text:p>
      <text:p text:style-name="P1"><text:span text:style-name="T4"/></text:p>
      <text:p text:style-name="P1"><text:span text:style-name="T2">object calc = GetCalculator();</text:span></text:p>
      <text:p text:style-name="P2">Type calcType = calc.GetType();</text:p>
      <text:p text:style-name="P2">object res = calcType.InvokeMember("Add", BindingFlags.InvokeMethod, null, new object[] { 10, 20 });</text:p>
      <text:p text:style-name="P2">int sum = Convert.ToInt32(res);</text:p>
      <text:p text:style-name="P1"><text:span text:style-name="T4"/></text:p>
      <text:p text:style-name="P1"><text:span text:style-name="T4">The 'Add' function is there. So if we could bypass the compile time check, we know the application would behave fine at runtime. Using a dynamic makes this possible:</text:span></text:p>
      <text:p text:style-name="P1"><text:span text:style-name="T4"/></text:p>
      <text:p text:style-name="P2">dynamic calc = GetCalculator();</text:p>
      <text:p text:style-name="P2">int sum = calc.Add(10, 20);</text:p>
      <text:p text:style-name="P1"><text:span text:style-name="T4"/></text:p>
      <text:p text:style-name="P1"><text:span text:style-name="T4">The Dynamic Language Runtime (DLC) basically allows other languages like IronPython or IronRuby to talk to the Common Language Runtime (CLR). This keyword was specifically introduced to enable that behavior.</text:span></text:p>
      <text:p text:style-name="P1"><text:span text:style-name="T4"/></text:p>
      <text:p text:style-name="P1"><text:span text:style-name="T4">In addition to losing the compile time type checks, using dynamics comes with another drawback (some might argue that it's actually an advantage): the compiler cannot infer what methods and properties you can use, and thus prevents the usage of a code completion tool like IntelliSense[].</text:span></text:p>
      <text:p text:style-name="P7"><text:span text:style-name="T4">So why bother?</text:span></text:p>
      <text:p text:style-name="P10"><text:span text:style-name="T4">I know what you're thinking: this is neither new nor really exciting so why bother writing an article about it? And you would be right if it stopped there. Dynamics can be very useful in interoperability cases but the use </text:span><text:soft-page-break/><text:span text:style-name="T4">of that naked 'dynamic' keyword doesn't make much sense outside those boundaries.</text:span></text:p>
      <text:p text:style-name="P10"><text:span text:style-name="T4"/></text:p>
      <text:p text:style-name="P10"><text:span text:style-name="T4">Users of ASP.NET MVC experienced a first use of that dynamic power under the hood of the 'ViewBag'. Lately, some Frameworks or tools like 'Simple.Data' or 'Oak' started using dynamics publicly and extensively (poor kittens). So there seems to be something to it ; that's why. So let's digg deeper in those usages and structures.</text:span></text:p>
      <text:p text:style-name="P7"><text:span text:style-name="T4">DynamicObject</text:span></text:p>
      <text:p text:style-name="P12"><text:span text:style-name="T4">The System.Dynamic.DynamicObject is the base class for all those behaviors. As described previously, a DynamicObject exposes members at run time instead of at compile time. Among others, it has three important functions that you can override:</text:span></text:p>
      <text:p text:style-name="P12"><text:span text:style-name="T4"/></text:p>
      <text:list xml:id="list4475912222187979739" text:style-name="L1">
        <text:list-item>
          <text:p text:style-name="P14"><text:span text:style-name="T5">The TrySetMe</text:span><text:span text:style-name="T6">mber</text:span></text:p>
        </text:list-item>
        <text:list-item>
          <text:p text:style-name="P13">The TryGetMember method is called when a member of a dynamic class is requested and no arguments are specified. Ex: 'myDynamicObject.Property'.</text:p>
        </text:list-item>
        <text:list-item>
          <text:p text:style-name="P13">The TryInvokeMember method is called when a member of a dynamic class is requested with arguments. Ex: 'myDynamicObject.Function()'.</text:p>
        </text:list-item>
      </text:list>
      <text:p text:style-name="P7"><text:span text:style-name="T4">ExpandoObject</text:span></text:p>
      <text:p text:style-name="P10"><text:span text:style-name="T4">The System.Dynamic.ExpandoObject represents an object whose members can be dynamically added and removed at run time.</text:span></text:p>
      <text:p text:style-name="P1"><text:span text:style-name="T4"/></text:p>
      <text:p text:style-name="P3"><text:span text:style-name="T4">dynamic myExpandoObject = new ExpandoObject();</text:span></text:p>
      <text:p text:style-name="P3"><text:span text:style-name="T4">myExpandoObject.number = 10; //Add a property</text:span></text:p>
      <text:p text:style-name="P3"><text:span text:style-name="T4">myExpandoObject.Increment = (Action)(() =&gt; { myExpandoObject.number++; }); //Add a function via a lambda expression</text:span></text:p>
      <text:p text:style-name="P3"><text:span text:style-name="T4">Console.WriteLine(sampleObject.number); //Prints 10</text:span></text:p>
      <text:p text:style-name="P3"><text:span text:style-name="T4">sampleObject.Increment(); //Call the function</text:span></text:p>
      <text:p text:style-name="P3"><text:span text:style-name="T4">Console.WriteLine(sampleObject.number); //Prints 11</text:span></text:p>
      <text:p text:style-name="P1"><text:span text:style-name="T4"/></text:p>
      <text:p text:style-name="P1"><text:span text:style-name="T4">Note how I used 'dynamic' to declare myExpandoObject. If I had used "ExpandoObject" or even "var", the object would then be statically typed and 'myExpandoObject.number' would not compile anymore.</text:span></text:p>
      <text:p text:style-name="P1"><text:span text:style-name="T4"/></text:p>
      <text:p text:style-name="P1"><text:span text:style-name="T4">The ViewBag used in ASP.NET MVC is very similar in behavior to the ExpandoObject. As a matter </text:span><text:soft-page-break/><text:span text:style-name="T4">of fact, most of the time, the ExpandoObjects are used as a property-bag, like a wild Dictionary&lt;string, object&gt; or strange Hashtable. Those usages can already be very interesting. Alexandra Rusina [http://blogs.msdn.com/b/csharpfaq/archive/2009/10/01/dynamic-in-c-4-0-introducing-the-expandoobject.aspx] described for example how it can simplify access to XML documents.</text:span></text:p>
      <text:p text:style-name="P1"><text:span text:style-name="T4"/></text:p>
      <text:p text:style-name="P1"><text:span text:style-name="T4">But even more interesting are the facts that the ExpandoObject also implements the INotifyPropertyChanged and can host events directly as properties.</text:span></text:p>
      <text:p text:style-name="P7"><text:span text:style-name="T4">ElasticObject</text:span></text:p>
      <text:p text:style-name="P10"><text:span text:style-name="T3"/></text:p>
      <text:p text:style-name="P1"><text:span text:style-name="T3">The ElasticObject [http://elasticobject.codeplex.com/], as a smart cousin (sic) of the ExpandoObject, goes a bit further. Wher</text:span><text:span text:style-name="T4">e the ExpandoObject supports only one level, the ElasticObject supports the direct creation of hierarchical dynamic data structure and dynamic collections for instance. It also supports direct to XML and to Elastic conversions.</text:span></text:p>
      <text:p text:style-name="P1"><text:span text:style-name="T4"/></text:p>
      <text:p text:style-name="P3"><text:span text:style-name="T4">//No need to define "Customer first"</text:span></text:p>
      <text:p text:style-name="P3"><text:span text:style-name="T4">customerBaseElastic.Customer.FirstName = "Bob";</text:span></text:p>
      <text:p text:style-name="P3"><text:span text:style-name="T4"/></text:p>
      <text:p text:style-name="P3"><text:span text:style-name="T4">var p1 = store.Products.Product(); //The '()' acts as a factory</text:span></text:p>
      <text:p text:style-name="P3"><text:span text:style-name="T4">p1.Name = "Acme Floor Cleaner";</text:span></text:p>
      <text:p text:style-name="P3"><text:span text:style-name="T4">var p2 = store.Products.Product();</text:span></text:p>
      <text:p text:style-name="P3"><text:span text:style-name="T4">p1.Name = "Acme Bun";</text:span></text:p>
      <text:p text:style-name="P3"><text:span text:style-name="T4"/></text:p>
      <text:p text:style-name="P3"><text:span text:style-name="T4">//Elastic -&gt; XML</text:span></text:p>
      <text:p text:style-name="P3"><text:span text:style-name="T4">XElement element = store &gt; FormatType.XML;</text:span></text:p>
      <text:p text:style-name="P3"><text:span text:style-name="T4">//XML -&gt; Elastic</text:span></text:p>
      <text:p text:style-name="P3"><text:span text:style-name="T4">dynamic elasticStore = element.ToElastic();</text:span></text:p>
      <text:p text:style-name="P8"><text:span text:style-name="T4">Pre-Conclusion</text:span></text:p>
      <text:p text:style-name="P4"><text:span text:style-name="T4">The DynamicObjects, ExpandoObjects and ElasticObjects are in fact nothing new. Introduced in 2009 and blogged about right away, it's really history. What interests me more is the fact that after barely hearing from dynamics for a few years (other than to warn about kittens of hell), I saw a few projects pop-up in the end of 2011 and 2012 that brought back the use of dynamics, namely NancyFx, Oak and Simple.Data.</text:span></text:p>
      <text:p text:style-name="P8"><text:soft-page-break/><text:span text:style-name="T4">Discoverability</text:span></text:p>
      <text:p text:style-name="P4"><text:span text:style-name="T4">One...</text:span></text:p>
      <text:p text:style-name="P8"><text:span text:style-name="T4">NancyFx</text:span></text:p>
      <text:p text:style-name="P1"><text:span text:style-name="T4">Nancy is a Micro-Webframework. Its goal is to provide a lightweight and low-ceremony way of serving web pages (per opposition to ASP.NET MVC which tends to do everything and its contrary). Nancy is ready-to-go out of the box and can be extended when needed.</text:span></text:p>
      <text:p text:style-name="P1"><text:span text:style-name="T4"/></text:p>
      <text:p text:style-name="P1"><text:span text:style-name="T4">When you define a "route", Nancy will capture parameters for you and serve them up using a dynamic object. For instance the route below will be activated for a HTTP-GET Request on the "/hello/bob" or "/hello/nancy" URIs. Nancy will then capture the "bob" and "nancy" parameters and pack them up in the dynamic dictionary represented by the variable "parameters".</text:span></text:p>
      <text:p text:style-name="P1"><text:span text:style-name="T4"/></text:p>
      <text:p text:style-name="P3"><text:span text:style-name="T4">Get["/hello/{name}"] = parameters =&gt; {</text:span></text:p>
      <text:p text:style-name="P3"><text:span text:style-name="T4"><text:s text:c="4"/>return "Hello " + parameters.name;</text:span></text:p>
      <text:p text:style-name="P3"><text:span text:style-name="T4">};</text:span></text:p>
      <text:p text:style-name="P1"><text:span text:style-name="T4"/></text:p>
      <text:p text:style-name="P1"><text:span text:style-name="T4">This use of a dynamic is very smart. Nancy has many ways to capture parameters (query string, captured parameters &amp; body of the request) and can capture any kind of data, thus packing them in a dynamic object drastically reduces the complexity of the binding the framework has to offer. Furthermore, since the definition of the ".name" value and its usage are beside one another, there is no discoverability problem in this case. Still, it is not easy to see what's in the parameters variable ; you'd better know it once designing the application. For instance if a query string was also passed "/hello/nancy?option=default", it is not easy to know that this "option" is also available.</text:span></text:p>
      <text:p text:style-name="P1"><text:span text:style-name="T4"/></text:p>
      <text:p text:style-name="P1"><text:span text:style-name="T4">Nancy also uses dynamics in the objects returned by the routes. #########</text:span></text:p>
      <text:p text:style-name="P8"><text:span text:style-name="T4">Oak's Gemini</text:span></text:p>
      <text:p text:style-name="P1"><text:span text:style-name="T4">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Among others, Oak makes heavy use of a self-written component called 'Gemini' that brings some capabilities of dynamic type systems to </text:span><text:soft-page-break/><text:span text:style-name="T4">C#. A Gemini object is able to create properties on the fly, define functions and supports introspection. All in all, it could be seen as a cherry-picked subset of the Dynamic/Expando/Elastic-Objects with introspection on top.</text:span></text:p>
      <text:p text:style-name="P1"><text:span text:style-name="T4"/></text:p>
      <text:p text:style-name="P1"><text:span text:style-name="T4">Again, it is for model-binding that Oak uses Gemini the most. For passing data in and out of his models from and toward the views. But also as a key component for accessing its databases, converting Json data and so on.</text:span></text:p>
      <text:p text:style-name="P8"><text:span text:style-name="T4">Simple.Data</text:span></text:p>
      <text:p text:style-name="P1"><text:span text:style-name="T4">Simple.Data takes another approach. Making an extensive use of the TryGetMember function, it allows the on-the-fly definition of Query-Like structures to manipulate Databases using a syntax much closer to human-language than any other query mean. For example, the following query (where "database" is a dynamic type) would produce a "SELECT * FROM Customers WHERE CustomerId = 3" query: "database.Customers.FindAllByCustomerId(3);". The strength of Simple.Data is to combine objects, commands and data in a very readable way.</text:span></text:p>
      <text:p text:style-name="P1"><text:span text:style-name="T4"/></text:p>
      <text:p text:style-name="P1"><text:span text:style-name="T4">Most of Simple.Data's classes extend the DynamicObject and uses regexes to parse the called members in the TryGetMember functions. Providing a relatively small set of commands (Find, FindAllByXXX, OrderByXXX, Select, WithXXX, Where etc.) Simple.Data provides an extremely rich O/RM API without the hurdle of a mapping configuration and SQL statements.</text:span></text:p>
      <text:p text:style-name="P8"><text:span text:style-name="T4">Conclusion</text:span></text:p>
      <text:p text:style-name="P1"><text:span text:style-name="T4">We've seen a few interesting "alternative" usages.</text:span></text:p>
      <text:p text:style-name="Referenzen">Referenzen</text:p>
      <text:p text:style-name="Referenz"><text:span text:style-name="T7">[1] </text:span><text:span text:style-name="Name"><text:span text:style-name="T7">Moore, Gordon E.</text:span></text:span><text:span text:style-name="T7"> Cramming more components onto integrated circuits Electronics, Volume 38, Number 8, 19. April 1965, http://download.intel.com/research/silicon/moorespaper.pdf </text:span></text:p>
      <text:p text:style-name="Referenz"><text:span text:style-name="T7">[1] </text:span><text:span text:style-name="Name"><text:span text:style-name="T7">Wikipedia</text:span></text:span><text:span text:style-name="T7"> Zitat; http://de.wikipedia.org/wiki/Zitat</text:span></text:p>
      <text:p text:style-name="Referenz"><text:span text:style-name="T7">[2] </text:span><text:span text:style-name="Name"><text:span text:style-name="T7">Wirth, Niklaus</text:span></text:span><text:span text:style-name="T7"> A Plea for Lean Software, Computer, 28 (2), Februar 1995: pp. 64-68, http://doi.ieeecomputersociety.org/10.1109/2.348001, <text:line-break/>siehe auch http://cr.yp.to/bib/1995/wirth.pdf </text:span></text:p>
      <text:p text:style-name="Referenz"><text:span text:style-name="T7">[3] </text:span><text:span text:style-name="Name"><text:span text:style-name="T7">Name, Vorname; Name, Vornamen; Letzter-Name, Letzter Vorname</text:span></text:span><text:span text:style-name="T7"> Titel des Artikels oder Buchs</text:span></text:p>
      <text:p text:style-name="Literaturhinweis">Weiterführende Literatur</text:p>
      <text:p text:style-name="Literatur"><text:span text:style-name="Name"><text:span text:style-name="T7">Intel</text:span></text:span><text:span text:style-name="T7"> Moore’s Law http://www.intel.com/technology/mooreslaw/index.htm </text:span></text:p>
      <text:p text:style-name="Literatur"><text:span text:style-name="Name"><text:span text:style-name="T7">Wikipedia</text:span></text:span><text:span text:style-name="T7"> Moore'sches Gesetz http://de.wikipedia.org/wiki/Mooresches_Gesetz </text:span></text:p>
      <text:p text:style-name="Literatur"><text:span text:style-name="Name"><text:span text:style-name="T7">Wikipedia</text:span></text:span><text:span text:style-name="T7"> Wirth'sches Gesetz http://de.wikipedia.org/wiki/Wirthsches_Gesetz</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6</meta:editing-cycles>
    <meta:editing-duration>PT8M</meta:editing-duration>
    <dc:date>2013-06-28T14:21:35.81</dc:date>
    <dc:creator>Tim Bourguignon</dc:creator>
    <meta:document-statistic meta:table-count="0" meta:image-count="0" meta:object-count="0" meta:page-count="6" meta:paragraph-count="89" meta:word-count="1606" meta:character-count="10701" meta:non-whitespace-character-count="9177"/>
    <meta:user-defined meta:name="Info 1"/>
    <meta:user-defined meta:name="Info 2"/>
    <meta:user-defined meta:name="Info 3"/>
    <meta:user-defined meta:name="Info 4"/>
  </office:meta>
</office:document-meta>
</file>